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35cm" fo:min-width="3.812cm"/>
    </style:style>
    <style:style style:name="gr2" style:family="graphic" style:parent-style-name="standard">
      <style:graphic-properties draw:textarea-horizontal-align="justify" draw:textarea-vertical-align="middle" draw:auto-grow-height="false" fo:min-height="2.893cm" fo:min-width="4.261cm"/>
    </style:style>
    <style:style style:name="gr3" style:family="graphic" style:parent-style-name="objectwithoutfill">
      <style:graphic-properties draw:marker-end="Arrow" draw:marker-end-width="0.3cm" draw:fill="none" draw:textarea-vertical-align="top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.266cm" fo:min-width="2.194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bottom"/>
    </style:style>
    <style:style style:name="gr8" style:family="graphic" style:parent-style-name="standard">
      <style:graphic-properties draw:textarea-horizontal-align="justify" draw:textarea-vertical-align="middle" draw:auto-grow-height="false" fo:min-height="1.546cm" fo:min-width="1.47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text-align="center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096cm" svg:height="3.937cm" svg:x="6.08cm" svg:y="3.159cm">
          <text:p text:style-name="P1">Under Collection</text:p>
          <text:p text:style-name="P1">(UC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6.731cm" svg:height="4.445cm" svg:x="0.024cm" svg:y="10.55cm">
          <text:p text:style-name="P1">In Ban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6.731cm" svg:height="4.445cm" svg:x="13.919cm" svg:y="10.677cm">
          <text:p text:style-name="P1">return_ac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svg:x1="6.08cm" svg:y1="5.128cm" svg:x2="1.009cm" svg:y2="11.201cm" draw:start-shape="id1" draw:start-glue-point="6" draw:end-shape="id2" draw:end-glue-point="5" svg:d="M6080 5128h-5071v6073" svg:viewBox="0 0 5072 6074">
          <text:p text:style-name="P1">Credit: UC</text:p>
          <text:p text:style-name="P1">Debit: bank_credit</text:p>
          <text:p text:style-name="P1">[MOVE]</text:p>
        </draw:connector>
        <draw:connector draw:style-name="gr4" draw:text-style-name="P2" draw:layer="layout" svg:x1="12.176cm" svg:y1="5.128cm" svg:x2="17.285cm" svg:y2="10.677cm" draw:start-shape="id1" draw:start-glue-point="10" draw:end-shape="id3" draw:end-glue-point="4" svg:d="M12176 5128h5109v5549" svg:viewBox="0 0 5110 5550">
          <text:p text:style-name="P1">Credit: UC</text:p>
          <text:p text:style-name="P1">Debit: partner_receivable</text:p>
          <text:p text:style-name="P1">[PAYMENT]</text:p>
        </draw:connector>
        <draw:custom-shape draw:style-name="gr2" draw:text-style-name="P1" xml:id="id5" draw:id="id5" draw:layer="layout" svg:width="6.731cm" svg:height="4.445cm" svg:x="6.124cm" svg:y="18.043cm">
          <text:p text:style-name="P1">rd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4" draw:id="id4" draw:layer="layout" svg:width="3.81cm" svg:height="3.556cm" svg:x="7.928cm" svg:y="23.055cm">
          <text:p text:style-name="P1">Do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svg:x1="1.009cm" svg:y1="14.344cm" svg:x2="7.928cm" svg:y2="24.833cm" draw:start-shape="id2" draw:start-glue-point="7" draw:end-shape="id4" draw:end-glue-point="6" svg:d="M1009 14344v10489h6919" svg:viewBox="0 0 6920 10490">
          <text:p/>
        </draw:connector>
        <draw:connector draw:style-name="gr7" draw:text-style-name="P2" draw:layer="layout" svg:x1="12.855cm" svg:y1="20.266cm" svg:x2="17.285cm" svg:y2="15.122cm" draw:start-shape="id5" draw:start-glue-point="10" draw:end-shape="id3" draw:end-glue-point="8" svg:d="M12855 20266h4430v-5144" svg:viewBox="0 0 4431 5145">
          <text:p text:style-name="P1">Credit: rdc</text:p>
          <text:p text:style-name="P1">Debit: partner_receivable</text:p>
          <text:p text:style-name="P1">[PAYMENT]</text:p>
        </draw:connector>
        <draw:custom-shape draw:style-name="gr8" draw:text-style-name="P1" xml:id="id6" draw:id="id6" draw:layer="layout" svg:width="2.794cm" svg:height="2.54cm" svg:x="17.556cm" svg:y="1.154cm">
          <text:p text:style-name="P1">NUL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17.556cm" svg:y1="2.424cm" svg:x2="9.128cm" svg:y2="3.159cm" draw:start-shape="id6" draw:start-glue-point="6" draw:end-shape="id1" draw:end-glue-point="4" svg:d="M17556 2424h-8428v735" svg:viewBox="0 0 8429 736">
          <text:p text:style-name="P1">Credit: partner_receivable</text:p>
          <text:p text:style-name="P1">Debit: UC</text:p>
          <text:p text:style-name="P1">[PAYMENT]</text:p>
        </draw:connector>
        <draw:connector draw:style-name="gr3" draw:text-style-name="P2" draw:layer="layout" svg:x1="6.972cm" svg:y1="6.52cm" svg:x2="7.109cm" svg:y2="18.694cm" draw:start-shape="id1" draw:start-glue-point="7" draw:end-shape="id5" draw:end-glue-point="5" svg:d="M6972 6520v6049h137v6125" svg:viewBox="0 0 138 12175">
          <text:p text:style-name="P1">Credit: UC</text:p>
          <text:p text:style-name="P1">Debit: rdc</text:p>
          <text:p text:style-name="P1">[MOVE]</text:p>
        </draw:connector>
        <draw:connector draw:style-name="gr3" draw:text-style-name="P2" draw:layer="layout" svg:x1="3.39cm" svg:y1="14.995cm" svg:x2="6.124cm" svg:y2="20.266cm" draw:start-shape="id2" draw:start-glue-point="8" draw:end-shape="id5" draw:end-glue-point="6" svg:d="M3390 14995v5271h2734" svg:viewBox="0 0 2735 5272">
          <text:p text:style-name="P1">Credit: bank_credit</text:p>
          <text:p text:style-name="P1">Debit: rdc</text:p>
          <text:p text:style-name="P1">[MOVE]</text:p>
        </draw:connector>
        <draw:connector draw:style-name="gr7" draw:text-style-name="P2" draw:layer="layout" svg:x1="9.49cm" svg:y1="18.043cm" svg:x2="9.128cm" svg:y2="7.096cm" draw:start-shape="id5" draw:start-glue-point="4" draw:end-shape="id1" svg:d="M9490 18043v-5474h-362v-5473" svg:viewBox="0 0 363 10948">
          <text:p text:style-name="P1">Credit: rdc</text:p>
          <text:p text:style-name="P1">Debit: UC</text:p>
          <text:p text:style-name="P1">[MOVE]</text:p>
        </draw:connector>
        <draw:connector draw:style-name="gr7" draw:text-style-name="P4" draw:layer="layout" svg:x1="7.109cm" svg:y1="21.837cm" svg:x2="0.024cm" svg:y2="12.773cm" draw:start-shape="id5" draw:start-glue-point="7" draw:end-shape="id2" draw:end-glue-point="6" svg:d="M7109 21837v1152h-7587v-10216h502" svg:viewBox="0 0 7588 10217">
          <text:p text:style-name="P3">Credit: rdc</text:p>
          <text:p text:style-name="P3">Debit: bank_credit</text:p>
          <text:p text:style-name="P3">[MOVE]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9T12:38:05.338160710</meta:creation-date>
    <dc:date>2017-02-13T14:03:42.251991092</dc:date>
    <meta:editing-duration>PT1H52M9S</meta:editing-duration>
    <meta:editing-cycles>11</meta:editing-cycles>
    <meta:generator>LibreOffice/5.1.4.2$Linux_X86_64 LibreOffice_project/10m0$Build-2</meta:generator>
    <meta:document-statistic meta:object-count="15"/>
  </office:meta>
</office:document-meta>
</file>